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.448in" fo:margin-right="1.9272in" fo:text-indent="0in" style:auto-text-indent="false">
        <style:tab-stops/>
      </style:paragraph-properties>
      <style:text-properties style:font-name="Verdana"/>
    </style:style>
    <style:style style:name="P2" style:family="paragraph" style:parent-style-name="Standard">
      <style:paragraph-properties fo:margin-left="0.448in" fo:margin-right="1.9272in" fo:text-indent="0in" style:auto-text-indent="false">
        <style:tab-stops/>
      </style:paragraph-properties>
      <style:text-properties style:font-name="Verdan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omething is afoot...<text:line-break/>My Jar is ajar,<text:line-break/>and a part of it has fallen apart.<text:line-break/>I'm amazed: it's inside of a maze!<text:line-break/>My foot is something.</text:p>
      <text:p text:style-name="P1"/>
      <text:p text:style-name="P1">Supposedly,<text:line-break/>Some bros and me<text:line-break/>Received an email<text:line-break/>from a female.</text:p>
      <text:p text:style-name="P1"/>
      <text:p text:style-name="P1">Hey Lenny, Denny, It's Lime Time. Quickle! Tickel my Dickel! Nenny, Pickel the Poonie!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Colton Phillips</meta:initial-creator>
    <meta:creation-date>2009-05-28T07:55:24.92</meta:creation-date>
    <dc:date>2009-06-05T09:50:05.55</dc:date>
    <dc:creator>Colton Phillips</dc:creator>
    <meta:editing-duration>PT00H02M11S</meta:editing-duration>
    <meta:editing-cycles>3</meta:editing-cycles>
    <meta:generator>OpenOffice.org/3.0$Win32 OpenOffice.org_project/300m15$Build-9379</meta:generator>
    <meta:document-statistic meta:table-count="0" meta:image-count="0" meta:object-count="0" meta:page-count="1" meta:paragraph-count="3" meta:word-count="51" meta:character-count="276"/>
  </office:meta>
</office:document-meta>
</file>